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2000001000003716000037166BA6C9C4.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2625in" fo:margin-left="-0.075in" table:align="left" style:writing-mode="lr-tb"/>
    </style:style>
    <style:style style:name="Table1.A" style:family="table-column">
      <style:table-column-properties style:column-width="5.45in"/>
    </style:style>
    <style:style style:name="Table1.B" style:family="table-column">
      <style:table-column-properties style:column-width="1.812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text-properties style:font-name="NewCenturySchlbk" fo:font-size="5.5pt" style:font-size-asian="5.5pt" style:font-name-complex="NewCenturySchlbk"/>
    </style:style>
    <style:style style:name="P2" style:family="paragraph" style:parent-style-name="Standard">
      <style:paragraph-properties>
        <style:tab-stops>
          <style:tab-stop style:position="4in"/>
          <style:tab-stop style:position="5.5in"/>
        </style:tab-stops>
      </style:paragraph-properties>
      <style:text-properties officeooo:paragraph-rsid="00230e94"/>
    </style:style>
    <style:style style:name="P3" style:family="paragraph" style:parent-style-name="Standard">
      <style:paragraph-properties>
        <style:tab-stops>
          <style:tab-stop style:position="4in"/>
        </style:tab-stops>
      </style:paragraph-properties>
      <style:text-properties style:font-name="Liberation Serif" fo:font-size="7pt" fo:letter-spacing="0.011in" officeooo:paragraph-rsid="00230e94" style:font-size-asian="7pt" style:font-name-complex="Times New Roman"/>
    </style:style>
    <style:style style:name="P4" style:family="paragraph" style:parent-style-name="Standard">
      <style:text-properties style:font-name="Liberation Serif" fo:font-size="7pt" fo:letter-spacing="0.011in" officeooo:paragraph-rsid="00230e94" style:font-size-asian="7pt" style:font-name-complex="Times New Roman"/>
    </style:style>
    <style:style style:name="P5" style:family="paragraph" style:parent-style-name="Standard">
      <style:paragraph-properties fo:text-align="center" style:justify-single-word="false"/>
      <style:text-properties style:font-name="Liberation Serif" fo:font-size="7.5pt" fo:letter-spacing="0.0043in" officeooo:paragraph-rsid="001f9eba" style:font-size-asian="7.5pt" style:font-name-complex="Times New Roman" style:font-size-complex="7.5pt"/>
    </style:style>
    <style:style style:name="P6" style:family="paragraph" style:parent-style-name="Standard">
      <style:paragraph-properties>
        <style:tab-stops>
          <style:tab-stop style:position="4in"/>
          <style:tab-stop style:position="5.5in"/>
        </style:tab-stops>
      </style:paragraph-properties>
      <style:text-properties fo:font-variant="small-caps" style:font-name="Times New Roman" fo:font-size="7pt" fo:letter-spacing="0.0035in" officeooo:rsid="001f9eba" style:font-size-asian="7pt" style:font-name-complex="Times New Roman" style:font-size-complex="7pt"/>
    </style:style>
    <style:style style:name="P7" style:family="paragraph" style:parent-style-name="Standard">
      <style:paragraph-properties fo:margin-top="0in" fo:margin-bottom="0.0209in" style:contextual-spacing="false"/>
      <style:text-properties style:font-name="NewCenturySchlbk" fo:font-size="14pt" style:font-size-asian="14pt" style:font-name-complex="NewCenturySchlbk"/>
    </style:style>
    <style:style style:name="P8" style:family="paragraph" style:parent-style-name="Standard">
      <style:paragraph-properties fo:margin-top="0in" fo:margin-bottom="0.0209in" style:contextual-spacing="false"/>
      <style:text-properties style:font-name="Liberation Serif" fo:font-size="7pt" fo:letter-spacing="0.011in" officeooo:paragraph-rsid="00230e94" style:font-size-asian="7pt" style:font-name-complex="Times New Roman"/>
    </style:style>
    <style:style style:name="P9" style:family="paragraph" style:parent-style-name="Standard">
      <style:paragraph-properties fo:margin-top="0in" fo:margin-bottom="0.0209in" style:contextual-spacing="false"/>
      <style:text-properties style:font-name="Liberation Serif" fo:font-size="12pt" fo:letter-spacing="0.011in" officeooo:rsid="00230e94" officeooo:paragraph-rsid="00230e94" style:font-size-asian="10.5pt" style:font-name-complex="Times New Roman" style:font-size-complex="12pt"/>
    </style:style>
    <style:style style:name="P10" style:family="paragraph" style:parent-style-name="Standard">
      <style:paragraph-properties fo:margin-top="0in" fo:margin-bottom="0.0209in" style:contextual-spacing="false"/>
      <style:text-properties style:font-name="Liberation Serif" fo:font-size="12pt" fo:letter-spacing="0.011in" officeooo:rsid="0028a736" officeooo:paragraph-rsid="0028a736" style:font-size-asian="10.5pt" style:font-name-complex="Times New Roman" style:font-size-complex="12pt"/>
    </style:style>
    <style:style style:name="P11" style:family="paragraph" style:parent-style-name="Standard">
      <style:paragraph-properties fo:margin-top="0in" fo:margin-bottom="0.0209in" style:contextual-spacing="false"/>
      <style:text-properties style:font-name="Liberation Serif" fo:font-size="12pt" fo:letter-spacing="0.011in" officeooo:rsid="0029c491" officeooo:paragraph-rsid="0029c491" style:font-size-asian="10.5pt" style:font-name-complex="Times New Roman" style:font-size-complex="12pt"/>
    </style:style>
    <style:style style:name="P12" style:family="paragraph" style:parent-style-name="Standard">
      <style:paragraph-properties fo:margin-left="0in" fo:margin-right="0in" fo:text-indent="0in" style:auto-text-indent="false">
        <style:tab-stops>
          <style:tab-stop style:position="4in"/>
          <style:tab-stop style:position="5.5in"/>
        </style:tab-stops>
      </style:paragraph-properties>
      <style:text-properties fo:font-variant="small-caps" style:font-name="Times New Roman" fo:font-size="7pt" style:font-size-asian="7pt" style:font-name-complex="Times New Roman" style:font-size-complex="7pt"/>
    </style:style>
    <style:style style:name="P13" style:family="paragraph" style:parent-style-name="Standard" style:master-page-name="Standard">
      <style:paragraph-properties style:page-number="1"/>
      <style:text-properties style:font-name="Liberation Serif" fo:font-size="12pt" fo:letter-spacing="0.011in" style:font-size-asian="12pt" style:font-name-complex="Times New Roman" style:font-size-complex="12pt"/>
    </style:style>
    <style:style style:name="P14" style:family="paragraph" style:parent-style-name="Standard">
      <style:paragraph-properties fo:margin-top="0in" fo:margin-bottom="0.0209in" style:contextual-spacing="false"/>
      <style:text-properties style:font-name="Liberation Serif" fo:font-size="12pt" fo:letter-spacing="0.011in" officeooo:rsid="00230e94" officeooo:paragraph-rsid="002a8a73" style:font-size-asian="10.5pt" style:font-name-complex="Times New Roman" style:font-size-complex="12pt"/>
    </style:style>
    <style:style style:name="T1" style:family="text">
      <style:text-properties fo:letter-spacing="0.0055in"/>
    </style:style>
    <style:style style:name="T2" style:family="text">
      <style:text-properties officeooo:rsid="00250b2a"/>
    </style:style>
    <style:style style:name="T3" style:family="text">
      <style:text-properties officeooo:rsid="0028a736"/>
    </style:style>
    <style:style style:name="T4" style:family="text">
      <style:text-properties officeooo:rsid="0029c491"/>
    </style:style>
    <style:style style:name="T5" style:family="text">
      <style:text-properties style:font-name="Liberation Serif1" officeooo:rsid="00250b2a" style:font-name-asian="Times New Roman"/>
    </style:style>
    <style:style style:name="T6" style:family="text">
      <style:text-properties style:font-name="Liberation Serif1" officeooo:rsid="0029c491" style:font-name-asian="Times New Roman"/>
    </style:style>
    <style:style style:name="T7" style:family="text">
      <style:text-properties officeooo:rsid="002a8a73"/>
    </style:style>
    <style:style style:name="fr1" style:family="graphic" style:parent-style-name="Frame">
      <style:graphic-properties style:wrap="dynamic" style:number-wrapped-paragraphs="1" style:vertical-pos="from-top" style:vertical-rel="paragraph" style:horizontal-pos="from-left" style:horizontal-rel="paragraph" fo:background-color="#ffffff" style:background-transparency="100%" fo:padding-left="0in" fo:padding-right="0in" fo:padding-top="0.0555in" fo:padding-bottom="0.0555in" fo:border-left="none" fo:border-right="none" fo:border-top="0.74pt solid #000000" fo:border-bottom="0.74pt solid #000000" style:writing-mode="lr-tb" draw:wrap-influence-on-position="once-successive">
        <style:background-image/>
      </style:graphic-properties>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Frame2" text:anchor-type="paragraph" svg:x="-0.0693in" svg:y="0.6945in" svg:width="7.2626in" svg:height="0.3in" draw:z-index="0"><draw:text-box><text:p text:style-name="P5">BERKELEY • DAVIS • IRVINE • LOS ANGELES • MERCED • RIVERSIDE • SAN DIEGO • SAN FRANCISCO <text:span text:style-name="T1">• SANTA BARBARA • SANTA CRUZ</text:span></text:p><text:p text:style-name="P1"/><text:p text:style-name="Standard"/></draw:text-box></draw:frame><draw:frame draw:style-name="fr2" draw:name="Image1" text:anchor-type="char" svg:x="6.378in" svg:y="-0.1555in" svg:width="0.8126in" svg:height="0.8126in" draw:z-index="1"><draw:image xlink:href="Pictures/2000001000003716000037166BA6C9C4.wmf" xlink:type="simple" xlink:show="embed" xlink:actuate="onLoad"/></draw:frame>UNIVERSITY OF CALIFORNIA, BERKELEY</text:p>
      <text:p text:style-name="P7"/>
      <text:p text:style-name="P7"/>
      <text:p text:style-name="P3">COLLEGE OF LETTERS AND SCIENCE<text:tab/> <text:s text:c="37"/>BERKELEY, CALIFORNIA 94720</text:p>
      <text:p text:style-name="P4">DEPARTMENT OF EARTH AND PLANETARY SCIENCE</text:p>
      <text:p text:style-name="P4">307 McCONE HALL, MC4767</text:p>
      <text:p text:style-name="P4">Telephone: (510) 642-3993</text:p>
      <text:p text:style-name="P8">FAX: (510) 643-9980</text:p>
      <text:p text:style-name="P8"/>
      <text:p text:style-name="P9"/>
      <text:p text:style-name="P9"><text:span text:style-name="T7">June 6</text:span>, 201<text:span text:style-name="T7">6</text:span></text:p>
      <text:p text:style-name="P9"/>
      <text:p text:style-name="P9"><text:span text:style-name="T3">Dr. Mark Jellinek</text:span>,</text:p>
      <text:p text:style-name="P9"/>
      <text:p text:style-name="P14"><text:span text:style-name="T7">We res</text:span>ubmit a manuscript entitled “<text:span text:style-name="T7">Stability and accuracy of free surface time integration in viscous flows</text:span>” <text:span text:style-name="T2">for consideration in Physics of the Earth and Planetary Interiors. An earlier version of this manuscript was previously submitted to PEPI and given a decision of “major revisions.” For a variety of reasons we were unable to make the deadline given, and the original manuscript has expired. Our resubmitted manuscript has significant corrections and additions from the suggestions of referees Fabio Crameri and Dave May. For convenience we attach those reviews and a detailed response to them.</text:span></text:p>
      <text:p text:style-name="P14"/>
      <text:p text:style-name="P14"><text:span text:style-name="T7">In the manuscript we analyze the stability and accuracy of mantle and lithospheric simulations with a free surface. We develop a generalized eigenvalue problem, the solution to which gives a spectrum of relaxation times that control the stability of time-marching schemes for free surface evolution. This framework provides a neat explanation for the effectiveness quasi-implicit stabilization scheme introduced in Kaus, M</text:span><text:span text:style-name="T5">ü</text:span><text:span text:style-name="T6">hlhaus, and May (2010).</text:span></text:p>
      <text:p text:style-name="P9"/>
      <text:p text:style-name="P10">The <text:span text:style-name="T4">generalized </text:span>eigenvalue appro<text:span text:style-name="T4">a</text:span>ch <text:span text:style-name="T4">also allows us to develop an alternative time-marching scheme, based on non-standard finite differences, which has good stability properties, and is simple to implement. We analyze the stability and accuracy of this scheme and compare it to the quasi-implicit scheme. Compared to the previous submission, we give a more detailed treatment of how to practically apply this scheme, how to determine the appropriate stabilization parameter, and give comparisons with the quasi-implicit scheme.</text:span></text:p>
      <text:p text:style-name="P10"/>
      <text:p text:style-name="P11">Finally, we describe the implementation of a free surface in the open-source community mantle convection code ASPECT, which we subject to a series of tests and benchmarks.</text:p>
      <text:p text:style-name="P9"/>
      <text:p text:style-name="P9">Sincerely,</text:p>
      <text:p text:style-name="P9">Ian Rose</text:p>
      <text:p text:style-name="P9"/>
      <text:p text:style-name="P9"/>
      <table:table table:name="Table1" table:style-name="Table1">
        <table:table-column table:style-name="Table1.A"/>
        <table:table-column table:style-name="Table1.B"/>
        <table:table-row table:style-name="Table1.1">
          <table:table-cell table:style-name="Table1.A1" office:value-type="string">
            <text:p text:style-name="P6"/>
          </table:table-cell>
          <table:table-cell table:style-name="Table1.A1" office:value-type="string">
            <text:p text:style-name="P12"/>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NewCenturySchlbk" svg:font-family="NewCenturySchlbk, 'Century Schoolbook'"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3" style:display-name="Contents 3" style:family="paragraph" style:parent-style-name="Standard" style:next-style-name="Standard" style:class="index">
      <style:paragraph-properties fo:margin-left="1in" fo:margin-right="0.5in" fo:text-indent="0in" style:auto-text-indent="false">
        <style:tab-stops>
          <style:tab-stop style:position="5.75in" style:leader-style="dotted" style:leader-text="."/>
          <style:tab-stop style:position="6in" style:type="right"/>
        </style:tab-stops>
      </style:paragraph-properties>
    </style:style>
    <style:style style:name="Contents_20_2" style:display-name="Contents 2" style:family="paragraph" style:parent-style-name="Standard" style:next-style-name="Standard" style:class="index">
      <style:paragraph-properties fo:margin-left="0.5in" fo:margin-right="0.5in" fo:text-indent="0in" style:auto-text-indent="false">
        <style:tab-stops>
          <style:tab-stop style:position="5.75in" style:leader-style="dotted" style:leader-text="."/>
          <style:tab-stop style:position="6in" style:type="right"/>
        </style:tab-stops>
      </style:paragraph-properties>
    </style:style>
    <style:style style:name="Contents_20_1" style:display-name="Contents 1" style:family="paragraph" style:parent-style-name="Standard" style:next-style-name="Standard" style:class="index">
      <style:paragraph-properties fo:margin-left="0in" fo:margin-right="0.5in" fo:text-indent="0in" style:auto-text-indent="false">
        <style:tab-stops>
          <style:tab-stop style:position="5.75in" style:leader-style="dotted" style:leader-text="."/>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PostScript" style:family="paragraph" style:parent-style-name="Standard" style:next-style-name="Standard">
      <style:text-properties fo:font-size="10pt" fo:font-weight="bold" style:font-size-asian="10pt" style:font-weight-asian="bold" text:display="non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3% 100%"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402in" fo:margin-bottom="0.75in" fo:margin-left="0.7201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CB Letterhead TT</dc:title>
    <dc:description>Using BMP UC Seal</dc:description>
    <meta:initial-creator>cannon</meta:initial-creator>
    <meta:creation-date>2008-12-23T14:40:00</meta:creation-date>
    <dc:creator>Ian Rose</dc:creator>
    <dc:date>2016-06-06T11:38:51.423963670</dc:date>
    <meta:print-date>2007-06-19T14:19:00</meta:print-date>
    <meta:editing-cycles>9</meta:editing-cycles>
    <meta:editing-duration>PT1M</meta:editing-duration>
    <meta:generator>LibreOffice/4.2.8.2$Linux_X86_64 LibreOffice_project/420m0$Build-2</meta:generator>
    <meta:document-statistic meta:table-count="1" meta:image-count="1" meta:object-count="0" meta:page-count="1" meta:paragraph-count="15" meta:word-count="321" meta:character-count="2146" meta:non-whitespace-character-count="1802"/>
  </office:meta>
</office:document-meta>
</file>